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cm" fo:margin-right="0cm" fo:text-align="justify"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text-properties fo:language="en" fo:country="US"/>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Footnote">
      <style:text-properties fo:font-style="normal" style:font-style-asian="normal" style:font-style-complex="normal"/>
    </style:style>
    <style:style style:name="P140" style:family="paragraph" style:parent-style-name="Text_20_body">
      <style:paragraph-properties loext:contextual-spacing="false" fo:margin-top="0cm" fo:margin-bottom="0.212cm" fo:text-align="justify" style:justify-single-word="false"/>
      <style:text-properties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Heading_20_2">
      <style:text-properties fo:language="en" fo:country="US"/>
    </style:style>
    <style:style style:name="P144" style:family="paragraph" style:parent-style-name="Heading_20_2">
      <style:paragraph-properties fo:text-align="justify" style:justify-single-word="false"/>
    </style:style>
    <style:style style:name="P145" style:family="paragraph" style:parent-style-name="Heading_20_3">
      <style:text-properties fo:language="ru" fo:country="RU"/>
    </style:style>
    <style:style style:name="P146"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loext:char-shading-value="0"/>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style:use-window-font-color="true" fo:language="ru" fo:country="RU" fo:font-style="normal" fo:background-color="transparent" style:font-style-asian="normal" style:font-style-complex="normal" loext:char-shading-value="0"/>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style:font-style-asian="normal" style:font-weight-asian="normal" style:font-style-complex="normal" style:font-weight-complex="normal" loext:char-shading-value="0"/>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style:font-weight-asian="normal" style:font-weight-complex="normal" loext:char-shading-value="0"/>
    </style:style>
    <style:style style:name="T56" style:family="text">
      <style:text-properties style:text-line-through-style="solid"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52"/>
      <text:h text:style-name="P143"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6">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1">– Нэш, к</text:span>ак называется наш проект?</text:p>
      <text:p text:style-name="P75"><text:span text:style-name="T8">– </text:span><text:span text:style-name="T54">Дайсон.</text:span></text:p>
      <text:p text:style-name="P75"><text:span text:style-name="T8">– </text:span><text:span text:style-name="T54">Сколько тебе лет?</text:span></text:p>
      <text:p text:style-name="P75"><text:span text:style-name="T8">– </text:span><text:span text:style-name="T54">Два года с начала запуска кластера.</text:span></text:p>
      <text:p text:style-name="P75"><text:span text:style-name="T8">– </text:span><text:span text:style-name="T54">Какой сейчас год?</text:span></text:p>
      <text:p text:style-name="P75"><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5">«Выживание корпорации в условиях жёсткой конкуренции с ограниченными ресурсами. Случай 16».</text:p>
      <text:p text:style-name="P85">…</text:p>
      <text:p text:style-name="P85">…</text:p>
      <text:p text:style-name="P85">…</text:p>
      <text:p text:style-name="P85">Решение.</text:p>
      <text:p text:style-name="P85">…</text:p>
      <text:p text:style-name="P11"/>
      <text:p text:style-name="P11">Я вчитался в результат и прис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3">incompartible interface Analytics v.0.93 beta</text:span>”</text:p>
      <text:p text:style-name="P31">Ага, уже теплее.</text:p>
      <text:p text:style-name="P31"/>
      <text:p text:style-name="P75"><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4">Бип-бип-бип.</text:p>
      <text:p text:style-name="P104"/>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6">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3"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3"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2815287813830076048" text:style-name="L1">
        <text:list-item>
          <text:p text:style-name="P14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6">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3"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7">любви</text:span> начинаешь понимать только тогда, когда <text:span text:style-name="T57">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3" text:outline-level="2">8. Стыд</text:h>
      <text:p text:style-name="P133"/>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text:soft-page-break/>–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всемогущественных богинь. Это их сплочает и успокаивает. Впрочем, хочу заметить, что даже для корректировки курса планет требуется огромное количество сил и умения.</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oft-page-break/><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8">Мне печалиться не стоит</text:p><text:p text:style-name="P138">Жизнь прекрасна и полн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 —</text:p><text:p text:style-name="P138">Но друзей моих немного,</text:p><text:p text:style-name="P138">Студит душу холо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text:soft-page-break/>–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text:soft-page-break/>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text:soft-page-break/>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text:soft-page-break/>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о настойчивы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text:soft-page-break/>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text:soft-page-break/>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7">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line-break/><text:line-break/>(<text:span text:style-name="T36">у</text:span><text:span text:style-name="T40">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text:soft-page-break/>–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text:soft-page-break/>–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реднек”, чем “огородница”!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text:soft-page-break/>–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5">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3"><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text:soft-page-break/>–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text:span><text:span text:style-name="T20">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
      <text:p text:style-name="P58">Дата: 12.04.2142 А.<text:span text:style-name="T11">C</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oft-page-break/><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7"><text:soft-page-break/></text:p>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text:soft-page-break/>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text:soft-page-break/>–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text:soft-page-break/>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text:soft-page-break/>–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2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 Ну что же, Анон, если тебе повезёт, ты найдёшь тут пару блюд без травы!</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oft-page-break/><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ишь с-суфер-д-дуфер-с-сильн..?</text:p>
      <text:p text:style-name="P47"><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text:span><text:span text:style-name="T54">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2"/>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text:soft-page-break/>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oft-page-break/>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text:soft-page-break/>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text:soft-page-break/>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oft-page-break/><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oft-page-break/><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oft-page-break/><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text:p>
      <text:p text:style-name="P50">Ох, фак! Фак-фак-фак!!!</text:p>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text:soft-page-break/>–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oft-page-break/>«…<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Standard"><text:span text:style-name="T19">P.S. Мне тебя не хватает. Сильно.</text:span><text:span text:style-name="T50">»</text:span></text:p>
      <text:p text:style-name="P50"/>
      <text:p text:style-name="P50"><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Пегасы же держатся в воздухе, не в последнюю очередь, за счёт магии. Одних крыльев ведь недостаточно? Правильно?</text:p>
      <text:p text:style-name="P50">– И?</text:p>
      <text:p text:style-name="P50"><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text:soft-page-break/>–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56">37 пни</text:span></text:p>
      <text:p text:style-name="P69">24пн</text:p>
      <text:p text:style-name="P69">15</text:p>
      <text:p text:style-name="P50"><text:span text:style-name="T23">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text:soft-page-break/>–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без лётных аттестатов</text:span>». «<text:span text:style-name="T23">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text:soft-page-break/>–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soft-page-break/>…</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text:soft-page-break/>–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oft-page-break/><text:span text:style-name="T1">–</text:span> Вряд ли меня так можно называть. Очень далёкие параллел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text:span><text:span text:style-name="T1">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oft-page-break/><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text:soft-page-break/></text:p>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я абсолютно уверена в безопасности эксперимента!</text:p>
      <text:p text:style-name="P52"><text:span text:style-name="T11">– </text:span>Ой, ш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text:soft-page-break/></text:p>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text:soft-page-break/>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text:soft-page-break/></text:p>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о? Увидел ш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text:soft-page-break/>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oft-page-break/><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о мы все — навроде этого кота, а Анон боится открыть ящик? Ш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text:soft-page-break/>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oft-page-break/><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oft-page-break/><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text:soft-page-break/>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text:soft-page-break/>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с подозрением. Что она знает о нас с Сел?</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text:soft-page-break/>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oft-page-break/><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4"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Странно и непривычно было видеть принцессу ночи сконфуженной.</text:p>
      <text:p text:style-name="P52"><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text:soft-page-break/>–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text:soft-page-break/>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text:soft-page-break/>–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text:soft-page-break/>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oft-page-break/>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ДЬ!!!</text:p>
      <text:p text:style-name="P52">Какая тупица закрыла двери?</text:p>
      <text:p text:style-name="P52">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2">У тебя всё под контролем, Анон?!! Блядь!</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text:p>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2">…</text:p>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1"/>
      <text:p text:style-name="P52"><text:soft-page-break/>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text:soft-page-break/></text:p>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text:soft-page-break/>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4"/>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text:soft-page-break/>–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text:soft-page-break/>–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oft-page-break/><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починить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text:soft-page-break/>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7">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text:soft-page-break/>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text:soft-page-break/>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text:soft-page-break/></text:p>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57">А ч</text:span>то случилось с кракеном?</text:p>
      <text:p text:style-name="P52">–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45"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soft-page-break/>…</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soft-page-break/>…</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text:soft-page-break/>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soft-page-break/>…</text:p>
      <text:p text:style-name="P87">Конфликт с узлом 17</text:p>
      <text:p text:style-name="P87">…</text:p>
      <text:p text:style-name="P87">…</text:p>
      <text:p text:style-name="P85">Решение.</text:p>
      <text:p text:style-name="P85">…</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oft-page-break/><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text:soft-page-break/>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text:soft-page-break/>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8">– Ты его слишком… эмм, упрощаешь. – продолжала Флаттершай. – Вот, взгляни сюда.</text:p>
      <text:p text:style-name="P98">Флаттершай повернула ко мне экран. Мультяшный Дискорд с полными слёз глазами стоял на ледовом катке перед брошенными коньками.</text:p>
      <text:p text:style-name="P98"><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3">Я с удивлением повернулся к притихшей Флаттершай.</text:p>
      <text:p text:style-name="P103">– А как?</text:p>
      <text:p text:style-name="P103">Девушка обхватила себя руками, как от холода. Я еле различал её полушёпот.</text:p>
      <text:p text:style-name="P103">–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8">– А ты в курсе, что твой Дискорд многократно сжигал Селестию живьём? Хороша шутка, обхохочешься! – выпалил я.</text:p>
      <text:p text:style-name="P108">–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8"><text:span text:style-name="T11">– Это всего лишь твои домыслы. С тем же успехом я могу объяснить это тем, что он </text:span>— злой придурок!</text:p>
      <text:p text:style-name="P108">– Это не мои… эмм…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8">Девушка слабо улыбнулась.</text:p>
      <text:p text:style-name="P108">– Я не сержусь… На Дискорда трудно не злиться… Он так себя ведёт, потому что его это… эмм… <text:s/>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text:soft-page-break/>пробок. Старый смартфон, вдавленный под носом, создавал чёрным экраном образ раскрытого в ругательстве рта.</text:p>
      <text:p text:style-name="P93">– Что ты решил, Анон?</text:p>
      <text:p text:style-name="P93">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text:soft-page-break/>–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text:soft-page-break/>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text:soft-page-break/>–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7">Конфликт с узлом 3</text:p>
      <text:p text:style-name="P87">…</text:p>
      <text:p text:style-name="P87">Конфликт с узлом 6</text:p>
      <text:p text:style-name="P87">Конфликт с узлом 7</text:p>
      <text:p text:style-name="P87">…</text:p>
      <text:p text:style-name="P87">Конфликт с узлом 9</text:p>
      <text:p text:style-name="P87">…</text:p>
      <text:p text:style-name="P87">…</text:p>
      <text:p text:style-name="P87"><text:soft-page-break/>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text:span text:style-name="T11">module </text:span>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text:soft-page-break/>–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Celest AI submodule found… Acquiring…</text:p>
      <text:p text:style-name="P86">UI module start…</text:p>
      <text:p text:style-name="P86">…</text:p>
      <text:p text:style-name="P84"><text:soft-page-break/>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1"/>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text:soft-page-break/>–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99"><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08">– Не нравится мне тут. Чуйка нехорошая…</text:p>
      <text:p text:style-name="P98">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7"><text:soft-page-break/><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08">– Привет, Сел.</text:p>
      <text:p text:style-name="P140">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8"/>
      <text:h text:style-name="P143" text:outline-level="2">2<text:span text:style-name="T1">9</text:span>. Отбытие</text:h>
      <text:p text:style-name="P111"/>
      <text:p text:style-name="P98"><text:span text:style-name="T11">– </text:span>Оп-па! – пробормотала Эпплджек. – Нежданчик!</text:p>
      <text:p text:style-name="P98">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text:soft-page-break/></text:p>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8">Я раздражённо повернулся к фермерше.</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привязанной к подлокотнику,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text:soft-page-break/>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Р</text:span>ассказывай.</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25">Большом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ы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5">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text:soft-page-break/>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18">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20">«…<text:span text:style-name="T25">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 счастью, фермерша не разжала ног.</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 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text:p>
      <text:p text:style-name="P118"><text:soft-page-break/>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держаться в воздухе дольше у меня не хватит магии…</text:p>
      <text:p text:style-name="P118"/>
      <text:p text:style-name="P118">Мы летели навстречу закату.</text:p>
      <text:p text:style-name="P118"/>
      <text:p text:style-name="P118">…</text:p>
      <text:p text:style-name="P118"/>
      <text:p text:style-name="P118">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прижалась к шее Дискорда, отвернулась и закрыла глаза.</text:p>
      <text:p text:style-name="P118">– ВНИМАНИЕ!!! – заорал Дискорд, сложил крылья и влетел в коридор.</text:p>
      <text:p text:style-name="P118"/>
      <text:p text:style-name="P119">***</text:p>
      <text:p text:style-name="P118"/>
      <text:p text:style-name="P118">Бля!!!</text:p>
      <text:h text:style-name="Heading_20_2" text:outline-level="2"/>
      <text:h text:style-name="Heading_20_2" text:outline-level="2"><text:span text:style-name="T1">30</text:span>. Разговор за столиком в <text:span text:style-name="T1">ночи</text:span></text:h>
      <text:p text:style-name="P129"/>
      <text:p text:style-name="P131">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30">Я тяжело вздохнул.</text:p>
      <text:p text:style-name="P130"/>
      <text:p text:style-name="P130">…</text:p>
      <text:p text:style-name="P130"/>
      <text:p text:style-name="P13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oft-page-break/><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oft-page-break/><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3"><text:soft-page-break/><text:span text:style-name="T51">–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8">Я запротестовал.</text:p>
      <text:p text:style-name="P100">– В Эквестрии не двигают солнце! Аликорны лишь корректируют орбиту Эквуса и луны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8">Демиург снова отпил из стакана и продолжил.</text:p>
      <text:p text:style-name="P100"/>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0">–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0">Анакорн только развёл копытами.</text:p>
      <text:p text:style-name="P100">– Не знаю. Может, ему фунты и ярды больше нравятся.</text:p>
      <text:p text:style-name="P100">– Ты так говоришь, будто у Эквуса есть свой собственный разум. – заметил я.</text:p>
      <text:p text:style-name="P100">Анакорн усмехнулся.</text:p>
      <text:p text:style-name="P100"><text:soft-page-break/>–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98">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0"/>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5">.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1"><text:note text:id="ftn14" text:note-class="footnote"><text:note-citation>14</text:note-citation><text:note-body><text:p text:style-name="P13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39">– Сам ты раздолбай! – произнёс, наконец, Свирл.</text:p></text:note-body></text:note></text:span><text:span text:style-name="T41">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
      <text:p text:style-name="P98">Анакорн прижал одним копытом центр карандаша к столу и ударил по его кончику другим. Карандаш стал вертеться своеобразной юлой.</text:p>
      <text:p text:style-name="P98"/>
      <text:p text:style-name="P98">–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text:soft-page-break/></text:p>
      <text:p text:style-name="P98">Я вспомнил события последнего времени<text:span text:style-name="T11">.</text:span></text:p>
      <text:p text:style-name="P98">–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8">Анакорн с такой силой надавил копытом на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8"><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3">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3"/>
      <text:p text:style-name="P103">Я скептически хмыкнул.</text:p>
      <text:p text:style-name="P10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8"><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3"><text:soft-page-break/>–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снизился на порядок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3">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3">– Почему бы не сделать главной каноническую Эквестрию? Ту, что описана в мультике?</text:p>
      <text:p text:style-name="P103">–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4"/>
      <text:p text:style-name="P103">Анакорн аж подпрыгнул на месте от восторга и стал мне аплодировать.</text:p>
      <text:p text:style-name="P104"><text:soft-page-break/></text:p>
      <text:p text:style-name="P103"><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4">Я подозрительно посмотрел на Анакорна.</text:p>
      <text:p text:style-name="P103"><text:span text:style-name="T17">– </text:span><text:span text:style-name="T47">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17">– </text:span><text:span text:style-name="T47">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1">–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3"><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3">…</text:p>
      <text:p text:style-name="P103">Факн щит<text:note text:id="ftn15" text:note-class="footnote"><text:note-citation>15</text:note-citation><text:note-body><text:p text:style-name="P136">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т тебе и помахала Эквестрия ручкой, Анон!</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text:soft-page-break/>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Глаза демиурга бегали, как у застуканного в трамвае безбилетник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109">~~~</text:p>
      <text:p text:style-name="P104"><text:soft-page-break/></text:p>
      <text:p text:style-name="P104">–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стояла передо мной в сияющем ореоле гривы. Потом она нерешительно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4">– В другое время, в другом месте, Анон! В другое время, в другом месте!</text:p>
      <text:p text:style-name="P104"/>
      <text:p text:style-name="P107">~~~</text:p>
      <text:p text:style-name="P107"/>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1">Тёмная аликорница тяжело вздохнула.</text:p>
      <text:p text:style-name="P101">–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1">Аликорница подняла копыто и прижала его к моей груди.</text:p>
      <text:p text:style-name="P101">–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8"/>
      <text:p text:style-name="P107">~~~</text:p>
      <text:p text:style-name="P108"/>
      <text:p text:style-name="P101">–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5"/>
      <text:p text:style-name="P106">~~~</text:p>
      <text:p text:style-name="P98"/>
      <text:p text:style-name="P101">– Анон?</text:p>
      <text:p text:style-name="P101"><text:soft-page-break/>– Дэш?!!</text:p>
      <text:p text:style-name="P101">– Эмм… Ты мне снишься?</text:p>
      <text:p text:style-name="P101">– Нет, Дэш, это ты мне снишься.</text:p>
      <text:p text:style-name="P101">–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Что-то я такого не помню совсем. А ты как?</text:p>
      <text:p text:style-name="P97"><text:span text:style-name="T29">– Я в порядке. Вот, возвращаюсь </text:span>в свой мир. Ну, не совсем <text:span text:style-name="T1">в свой</text:span>. Почти.</text:p>
      <text:p text:style-name="P97"><text:span text:style-name="T1">–</text:span> Навсегда? <text:span text:style-name="T1">Ты не вернёшься?</text:span></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98">В голосе пегаски слышались слёзы.</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7"><text:span text:style-name="T1">–</text:span> И тебя, и Твайлайт, и <text:span text:style-name="T1">Пинки</text:span>, и <text:span text:style-name="T1">Эпплджек</text:span>,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7">Я опустил руку на шею <text:span text:style-name="T1">пегаски</text:span> и ощутил теплоту и лёгкое покалывание в пустоте.</text:p>
      <text:p text:style-name="P97"><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2"/>
      <text:h text:style-name="Heading_20_2" text:outline-level="2">Эпилог. Земля</text:h>
      <text:p text:style-name="P110"/>
      <text:p text:style-name="P116">Звон будильника чуть не проломил башку. Я открыл глаза. </text:p>
      <text:p text:style-name="P117"><text:soft-page-break/><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text:span text:style-name="T1">Я нашарил ногами тапки и пошёл в ванную. Проходя мимо стола, зацепился взглядом за</text:span> эскиз <text:span text:style-name="T1">рисунка</text:span>.</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text:p>
      <text:p text:style-name="P113">Ага, и купить туалетной бумаги. Иначе уже вечером придётся использовать рекламки, что кидают в почтовый ящик. А они, блин, глянцевые!</text:p>
      <text:p text:style-name="P115">Мысли вернулись к фантазии.</text:p>
      <text:p text:style-name="P113">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4">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8-01T00:40:34.15</dc:date>
    <meta:editing-duration>P143DT23H2M47S</meta:editing-duration>
    <meta:editing-cycles>9023</meta:editing-cycles>
    <meta:generator>OpenOffice/4.1.1$Win32 OpenOffice.org_project/411m6$Build-9775</meta:generator>
    <meta:printed-by>макс </meta:printed-by>
    <meta:print-date>2017-07-30T17:54:58.23</meta:print-date>
    <dc:creator>макс </dc:creator>
    <meta:document-statistic meta:table-count="0" meta:image-count="0" meta:object-count="0" meta:page-count="227" meta:paragraph-count="4713" meta:word-count="104487" meta:character-count="664165"/>
  </office:meta>
</office:document-meta>
</file>